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2.05cm" fo:min-width="5.8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5.3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15cm" fo:min-width="5.4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65cm" fo:min-width="5.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3.15cm" fo:min-width="5.7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1cm" svg:y1="1cm" svg:x2="10.1cm" svg:y2="4cm">
          <text:p/>
        </draw:line>
        <draw:frame draw:style-name="gr2" draw:layer="layout" svg:width="5.8cm" svg:height="1.673cm" svg:x="8.6cm" svg:y="1.6cm">
          <draw:text-box>
            <text:p>source, RunReport</text:p>
          </draw:text-box>
        </draw:frame>
        <draw:custom-shape draw:style-name="gr3" draw:text-style-name="P1" draw:layer="layout" svg:width="6.3cm" svg:height="2.3cm" svg:x="6.7cm" svg:y="3.9cm">
          <text:p text:style-name="P1">Parser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9cm" svg:y1="6.2cm" svg:x2="9.9cm" svg:y2="8.1cm">
          <text:p/>
        </draw:line>
        <draw:custom-shape draw:style-name="gr4" draw:text-style-name="P1" draw:layer="layout" svg:width="5.8cm" svg:height="2.1cm" svg:x="7.1cm" svg:y="8cm">
          <text:p text:style-name="P1">CheckAST</text:p>
          <draw:enhanced-geometry svg:viewBox="0 0 21600 21600" draw:type="rectangle" draw:enhanced-path="M 0 0 L 21600 0 21600 21600 0 21600 0 0 Z N"/>
        </draw:custom-shape>
        <draw:frame draw:style-name="gr5" draw:layer="layout" svg:width="5.3cm" svg:height="0.962cm" svg:x="8.4cm" svg:y="6.6cm">
          <draw:text-box>
            <text:p>Ast,RunReport</text:p>
          </draw:text-box>
        </draw:frame>
        <draw:line draw:style-name="gr1" draw:text-style-name="P1" draw:layer="layout" svg:x1="10cm" svg:y1="9.9cm" svg:x2="10cm" svg:y2="11.8cm">
          <text:p/>
        </draw:line>
        <draw:custom-shape draw:style-name="gr6" draw:text-style-name="P1" draw:layer="layout" svg:width="5.9cm" svg:height="2.4cm" svg:x="7.1cm" svg:y="11.8cm">
          <text:p text:style-name="P1">Compiler</text:p>
          <draw:enhanced-geometry svg:viewBox="0 0 21600 21600" draw:type="rectangle" draw:enhanced-path="M 0 0 L 21600 0 21600 21600 0 21600 0 0 Z N"/>
        </draw:custom-shape>
        <draw:frame draw:style-name="gr7" draw:layer="layout" svg:width="6.3cm" svg:height="0.962cm" svg:x="8.6cm" svg:y="10.5cm">
          <draw:text-box>
            <text:p>Ast,RunReport</text:p>
          </draw:text-box>
        </draw:frame>
        <draw:line draw:style-name="gr1" draw:text-style-name="P1" draw:layer="layout" svg:x1="9.9cm" svg:y1="14.2cm" svg:x2="9.9cm" svg:y2="15.7cm">
          <text:p/>
        </draw:line>
        <draw:custom-shape draw:style-name="gr8" draw:text-style-name="P1" draw:layer="layout" svg:width="5.7cm" svg:height="2.9cm" svg:x="7.4cm" svg:y="15.8cm">
          <text:p text:style-name="P1">Executor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1cm" svg:y1="18.3cm" svg:x2="10.1cm" svg:y2="21cm">
          <text:p/>
        </draw:line>
        <draw:frame draw:style-name="gr7" draw:layer="layout" svg:width="4.6cm" svg:height="0.962cm" svg:x="8cm" svg:y="14.027cm">
          <draw:text-box>
            <text:p>Code, report</text:p>
          </draw:text-box>
        </draw:frame>
        <draw:custom-shape draw:style-name="gr9" draw:text-style-name="P1" draw:layer="layout" svg:width="6.2cm" svg:height="3.4cm" svg:x="7.3cm" svg:y="21cm">
          <text:p text:style-name="P1">Reporter</text:p>
          <draw:enhanced-geometry svg:viewBox="0 0 21600 21600" draw:type="rectangle" draw:enhanced-path="M 0 0 L 21600 0 21600 21600 0 21600 0 0 Z N"/>
        </draw:custom-shape>
        <draw:frame draw:style-name="gr5" draw:layer="layout" svg:width="4.8cm" svg:height="1.673cm" svg:x="8.9cm" svg:y="19cm">
          <draw:text-box>
            <text:p>Data ou Error,report</text:p>
          </draw:text-box>
        </draw:frame>
        <draw:line draw:style-name="gr1" draw:text-style-name="P1" draw:layer="layout" svg:x1="9.8cm" svg:y1="24.4cm" svg:x2="9.9cm" svg:y2="26.4cm">
          <text:p/>
        </draw:line>
        <draw:frame draw:style-name="gr10" draw:layer="layout" svg:width="4.7cm" svg:height="1.673cm" svg:x="8cm" svg:y="26.3cm">
          <draw:text-box>
            <text:p>Rapport en Js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GOUPANDE CEDRIC</meta:initial-creator>
    <meta:creation-date>2017-05-09T16:36:51.267169292</meta:creation-date>
    <dc:date>2017-05-09T16:50:52.167636456</dc:date>
    <dc:creator>NGOUPANDE CEDRIC</dc:creator>
    <meta:editing-duration>PT13M59S</meta:editing-duration>
    <meta:editing-cycles>4</meta:editing-cycles>
    <meta:generator>LibreOffice/4.3.3.2$Linux_X86_64 LibreOffice_project/430m0$Build-2</meta:generator>
    <meta:document-statistic meta:object-count="17"/>
  </office:meta>
</office:document-meta>
</file>